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60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2114in" svg:height="6.9594in" svg:x="0in" svg:y="0in">
            <draw:object draw:notify-on-update-of-ranges="Sheet1.D1:Sheet1.D1 Sheet1.D2:Sheet1.D6 Sheet1.E1:Sheet1.E1 Sheet1.E2:Sheet1.E6 Sheet1.F1:Sheet1.F1 Sheet1.F2:Sheet1.F6 Sheet1.G1:Sheet1.G1 Sheet1.G2:Sheet1.G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Connections</text:p>
          </table:table-cell>
          <table:table-cell office:value-type="string">
            <text:p>Repetitions</text:p>
          </table:table-cell>
          <table:table-cell office:value-type="string">
            <text:p>Requests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ean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table:style-name="ce1" table:formula="of:=[.A2]*[.B2]" office:value-type="float" office:value="20000">
            <text:p>20,000</text:p>
          </table:table-cell>
          <table:table-cell office:value-type="float" office:value="0.614223">
            <text:p>0.614223</text:p>
          </table:table-cell>
          <table:table-cell office:value-type="float" office:value="1.632555">
            <text:p>1.632555</text:p>
          </table:table-cell>
          <table:table-cell office:value-type="float" office:value="1.271764">
            <text:p>1.271764</text:p>
          </table:table-cell>
          <table:table-cell office:value-type="float" office:value="0.12547">
            <text:p>0.1254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1" table:formula="of:=[.A3]*[.B3]" office:value-type="float" office:value="200000">
            <text:p>200,000</text:p>
          </table:table-cell>
          <table:table-cell office:value-type="float" office:value="0.083493">
            <text:p>0.083493</text:p>
          </table:table-cell>
          <table:table-cell office:value-type="float" office:value="5.92695">
            <text:p>5.92695</text:p>
          </table:table-cell>
          <table:table-cell office:value-type="float" office:value="2.000757">
            <text:p>2.000757</text:p>
          </table:table-cell>
          <table:table-cell office:value-type="float" office:value="0.660084">
            <text:p>0.660084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00">
            <text:p>100</text:p>
          </table:table-cell>
          <table:table-cell table:style-name="ce1" table:formula="of:=[.A4]*[.B4]" office:value-type="float" office:value="2000000">
            <text:p>2,000,000</text:p>
          </table:table-cell>
          <table:table-cell office:value-type="float" office:value="0.00051">
            <text:p>0.00051</text:p>
          </table:table-cell>
          <table:table-cell office:value-type="float" office:value="5.634267">
            <text:p>5.634267</text:p>
          </table:table-cell>
          <table:table-cell office:value-type="float" office:value="1.614099">
            <text:p>1.614099</text:p>
          </table:table-cell>
          <table:table-cell office:value-type="float" office:value="0.688194">
            <text:p>0.688194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table:style-name="ce1" table:formula="of:=[.A5]*[.B5]" office:value-type="float" office:value="20000000">
            <text:p>20,000,000</text:p>
          </table:table-cell>
          <table:table-cell office:value-type="float" office:value="0.000248">
            <text:p>0.000248</text:p>
          </table:table-cell>
          <table:table-cell office:value-type="float" office:value="3.14476">
            <text:p>3.14476</text:p>
          </table:table-cell>
          <table:table-cell office:value-type="float" office:value="2.083289">
            <text:p>2.083289</text:p>
          </table:table-cell>
          <table:table-cell office:value-type="float" office:value="0.248997">
            <text:p>0.24899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000">
            <text:p>2000</text:p>
          </table:table-cell>
          <table:table-cell table:style-name="ce1" table:formula="of:=[.A6]*[.B6]" office:value-type="float" office:value="40000000">
            <text:p>40,000,000</text:p>
          </table:table-cell>
          <table:table-cell office:value-type="float" office:value="0.000223">
            <text:p>0.000223</text:p>
          </table:table-cell>
          <table:table-cell office:value-type="float" office:value="3.445487">
            <text:p>3.445487</text:p>
          </table:table-cell>
          <table:table-cell office:value-type="float" office:value="1.727383">
            <text:p>1.727383</text:p>
          </table:table-cell>
          <table:table-cell office:value-type="float" office:value="0.574217">
            <text:p>0.5742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 table:formula="of:=[.$D2]" office:value-type="float" office:value="0.614223">
            <text:p>0.614223</text:p>
          </table:table-cell>
          <table:table-cell table:formula="of:=[.$D3]" office:value-type="float" office:value="0.083493">
            <text:p>0.083493</text:p>
          </table:table-cell>
          <table:table-cell table:formula="of:=[.$D4]" office:value-type="float" office:value="0.00051">
            <text:p>0.00051</text:p>
          </table:table-cell>
          <table:table-cell table:formula="of:=[.$D6]" office:value-type="float" office:value="0.000223">
            <text:p>0.000223</text:p>
          </table:table-cell>
          <table:table-cell table:formula="of:=[.$D5]" office:value-type="float" office:value="0.000248">
            <text:p>0.000248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formula="of:=[.$E2]" office:value-type="float" office:value="1.632555">
            <text:p>1.632555</text:p>
          </table:table-cell>
          <table:table-cell table:formula="of:=[.$E3]" office:value-type="float" office:value="5.92695">
            <text:p>5.92695</text:p>
          </table:table-cell>
          <table:table-cell table:formula="of:=[.$E4]" office:value-type="float" office:value="5.634267">
            <text:p>5.634267</text:p>
          </table:table-cell>
          <table:table-cell table:formula="of:=[.$E5]" office:value-type="float" office:value="3.14476">
            <text:p>3.14476</text:p>
          </table:table-cell>
          <table:table-cell table:formula="of:=[.$E6]" office:value-type="float" office:value="3.445487">
            <text:p>3.445487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[.$F2]" office:value-type="float" office:value="1.271764">
            <text:p>1.271764</text:p>
          </table:table-cell>
          <table:table-cell table:formula="of:=[.$F3]" office:value-type="float" office:value="2.000757">
            <text:p>2.000757</text:p>
          </table:table-cell>
          <table:table-cell table:formula="of:=[.$F4]" office:value-type="float" office:value="1.614099">
            <text:p>1.614099</text:p>
          </table:table-cell>
          <table:table-cell table:formula="of:=[.$F5]" office:value-type="float" office:value="2.083289">
            <text:p>2.083289</text:p>
          </table:table-cell>
          <table:table-cell table:formula="of:=[.$F6]" office:value-type="float" office:value="1.727383">
            <text:p>1.727383</text:p>
          </table:table-cell>
          <table:table-cell/>
        </table:table-row>
        <table:table-row table:style-name="ro1">
          <table:table-cell office:value-type="string">
            <text:p>StdDev</text:p>
          </table:table-cell>
          <table:table-cell table:formula="of:=[.$G2]" office:value-type="float" office:value="0.12547">
            <text:p>0.12547</text:p>
          </table:table-cell>
          <table:table-cell table:formula="of:=[.$G3]" office:value-type="float" office:value="0.660084">
            <text:p>0.660084</text:p>
          </table:table-cell>
          <table:table-cell table:formula="of:=[.$G4]" office:value-type="float" office:value="0.688194">
            <text:p>0.688194</text:p>
          </table:table-cell>
          <table:table-cell table:formula="of:=[.$G5]" office:value-type="float" office:value="0.248997">
            <text:p>0.248997</text:p>
          </table:table-cell>
          <table:table-cell table:formula="of:=[.$G6]" office:value-type="float" office:value="0.574217">
            <text:p>0.574217</text:p>
          </table:table-cell>
          <table:table-cell/>
        </table:table-row>
      </table:table>
      <table:table table:name="Sheet2" table:style-name="ta1">
        <table:table-column table:style-name="co5" table:number-columns-repeated="2" table:default-cell-style-name="Default"/>
        <table:table-column table:style-name="co5" table:default-cell-style-name="ce1"/>
        <table:table-column table:style-name="co5" table:number-columns-repeated="4" table:default-cell-style-name="Default"/>
        <table:table-row table:style-name="ro1">
          <table:table-cell office:value-type="string">
            <text:p>Connections</text:p>
          </table:table-cell>
          <table:table-cell office:value-type="string">
            <text:p>Repetitions</text:p>
          </table:table-cell>
          <table:table-cell office:value-type="string">
            <text:p>Requests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ean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formula="of:=[.A2]*[.B2]" office:value-type="float" office:value="200000">
            <text:p>200,000</text:p>
          </table:table-cell>
          <table:table-cell office:value-type="float" office:value="0.001085">
            <text:p>0.001085</text:p>
          </table:table-cell>
          <table:table-cell office:value-type="float" office:value="5.394167">
            <text:p>5.394167</text:p>
          </table:table-cell>
          <table:table-cell office:value-type="float" office:value="1.423467">
            <text:p>1.423467</text:p>
          </table:table-cell>
          <table:table-cell office:value-type="float" office:value="0.742804">
            <text:p>0.742804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00">
            <text:p>100</text:p>
          </table:table-cell>
          <table:table-cell table:formula="of:=[.A3]*[.B3]" office:value-type="float" office:value="2000000">
            <text:p>2,000,000</text:p>
          </table:table-cell>
          <table:table-cell office:value-type="float" office:value="0.00048">
            <text:p>0.00048</text:p>
          </table:table-cell>
          <table:table-cell office:value-type="float" office:value="2.473136">
            <text:p>2.473136</text:p>
          </table:table-cell>
          <table:table-cell office:value-type="float" office:value="1.651817">
            <text:p>1.651817</text:p>
          </table:table-cell>
          <table:table-cell office:value-type="float" office:value="0.487983">
            <text:p>0.48798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table:formula="of:=[.A4]*[.B4]" office:value-type="float" office:value="20000000">
            <text:p>20,000,000</text:p>
          </table:table-cell>
          <table:table-cell office:value-type="float" office:value="0.000247">
            <text:p>0.000247</text:p>
          </table:table-cell>
          <table:table-cell office:value-type="float" office:value="4.72677">
            <text:p>4.72677</text:p>
          </table:table-cell>
          <table:table-cell office:value-type="float" office:value="1.652356">
            <text:p>1.652356</text:p>
          </table:table-cell>
          <table:table-cell office:value-type="float" office:value="0.421673">
            <text:p>0.421673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7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5T17:22:56</dc:date>
    <dc:creator>Robert </dc:creator>
    <meta:generator>LibreOffice/3.4$Unix LibreOffice_project/340m1$Build-402</meta:generator>
    <meta:editing-duration>PT48M46S</meta:editing-duration>
    <meta:editing-cycles>11</meta:editing-cycles>
    <meta:document-statistic meta:table-count="2" meta:cell-count="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558cm" svg:height="17.678cm" xlink:href=".." xlink:type="simple" chart:class="chart:bar" chart:style-name="ch1">
        <chart:title svg:x="14.288cm" svg:y="0.489cm" chart:style-name="ch2">
          <text:p>Echo Client Round Trips</text:p>
        </chart:title>
        <chart:legend chart:legend-position="end" svg:x="31.665cm" svg:y="7.793cm" style:legend-expansion="high" chart:style-name="ch3"/>
        <chart:plot-area chart:style-name="ch4" table:cell-range-address="Sheet1.D1:Sheet1.G6" chart:data-source-has-labels="row" svg:x="1.682cm" svg:y="2.888cm" svg:width="28.641cm" svg:height="13.456cm">
          <chartooo:coordinate-region svg:x="2.118cm" svg:y="3.087cm" svg:width="28.205cm" svg:height="12.61cm"/>
          <chart:axis chart:dimension="x" chart:name="primary-x" chart:style-name="ch5">
            <chart:title svg:x="3.641cm" svg:y="16.34cm" chart:style-name="ch6">
              <text:p>20,000                                                             200,000                                                       2,000,000                                                       20,000,000                                        40,000,000</text:p>
            </chart:title>
            <chart:grid chart:style-name="ch7" chart:class="major"/>
          </chart:axis>
          <chart:axis chart:dimension="x" chart:name="secondary-x" chart:style-name="ch8">
            <chart:title svg:x="15.058cm" svg:y="1.975cm" chart:style-name="ch9">
              <text:p>Round Trips</text:p>
            </chart:title>
          </chart:axis>
          <chart:axis chart:dimension="y" chart:name="primary-y" chart:style-name="ch10">
            <chart:title svg:x="0.451cm" svg:y="10.308cm" chart:style-name="ch11">
              <text:p>Seconds</text:p>
            </chart:title>
          </chart:axis>
          <chart:series chart:style-name="ch12" chart:values-cell-range-address="Sheet1.D2:Sheet1.D6" chart:label-cell-address="Sheet1.D1:Sheet1.D1" chart:class="chart:bar">
            <chart:data-point chart:repeated="5"/>
          </chart:series>
          <chart:series chart:style-name="ch13" chart:values-cell-range-address="Sheet1.E2:Sheet1.E6" chart:label-cell-address="Sheet1.E1:Sheet1.E1" chart:class="chart:bar">
            <chart:data-point chart:repeated="5"/>
          </chart:series>
          <chart:series chart:style-name="ch14" chart:values-cell-range-address="Sheet1.F2:Sheet1.F6" chart:label-cell-address="Sheet1.F1:Sheet1.F1" chart:class="chart:bar">
            <chart:data-point chart:repeated="5"/>
          </chart:series>
          <chart:series chart:style-name="ch15" chart:values-cell-range-address="Sheet1.G2:Sheet1.G6" chart:label-cell-address="Sheet1.G1:Sheet1.G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D1:Sheet1.D1</svg:desc>
                </draw:g>
              </table:table-cell>
              <table:table-cell office:value-type="string">
                <text:p>Max</text:p>
                <draw:g>
                  <svg:desc>Sheet1.E1:Sheet1.E1</svg:desc>
                </draw:g>
              </table:table-cell>
              <table:table-cell office:value-type="string">
                <text:p>Mean</text:p>
                <draw:g>
                  <svg:desc>Sheet1.F1:Sheet1.F1</svg:desc>
                </draw:g>
              </table:table-cell>
              <table:table-cell office:value-type="string">
                <text:p>StdDev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4223">
                <text:p>0.614223</text:p>
                <draw:g>
                  <svg:desc>Sheet1.D2:Sheet1.D6</svg:desc>
                </draw:g>
              </table:table-cell>
              <table:table-cell office:value-type="float" office:value="1.632555">
                <text:p>1.632555</text:p>
                <draw:g>
                  <svg:desc>Sheet1.E2:Sheet1.E6</svg:desc>
                </draw:g>
              </table:table-cell>
              <table:table-cell office:value-type="float" office:value="1.271764">
                <text:p>1.271764</text:p>
                <draw:g>
                  <svg:desc>Sheet1.F2:Sheet1.F6</svg:desc>
                </draw:g>
              </table:table-cell>
              <table:table-cell office:value-type="float" office:value="0.12547">
                <text:p>0.12547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493">
                <text:p>0.083493</text:p>
              </table:table-cell>
              <table:table-cell office:value-type="float" office:value="5.92695">
                <text:p>5.92695</text:p>
              </table:table-cell>
              <table:table-cell office:value-type="float" office:value="2.000757">
                <text:p>2.000757</text:p>
              </table:table-cell>
              <table:table-cell office:value-type="float" office:value="0.660084">
                <text:p>0.660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1">
                <text:p>0.00051</text:p>
              </table:table-cell>
              <table:table-cell office:value-type="float" office:value="5.634267">
                <text:p>5.634267</text:p>
              </table:table-cell>
              <table:table-cell office:value-type="float" office:value="1.614099">
                <text:p>1.614099</text:p>
              </table:table-cell>
              <table:table-cell office:value-type="float" office:value="0.688194">
                <text:p>0.688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48">
                <text:p>0.000248</text:p>
              </table:table-cell>
              <table:table-cell office:value-type="float" office:value="3.14476">
                <text:p>3.14476</text:p>
              </table:table-cell>
              <table:table-cell office:value-type="float" office:value="2.083289">
                <text:p>2.083289</text:p>
              </table:table-cell>
              <table:table-cell office:value-type="float" office:value="0.248997">
                <text:p>0.24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23">
                <text:p>0.000223</text:p>
              </table:table-cell>
              <table:table-cell office:value-type="float" office:value="3.445487">
                <text:p>3.445487</text:p>
              </table:table-cell>
              <table:table-cell office:value-type="float" office:value="1.727383">
                <text:p>1.727383</text:p>
              </table:table-cell>
              <table:table-cell office:value-type="float" office:value="0.574217">
                <text:p>0.574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